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ec4" officeooo:paragraph-rsid="0014bec4"/>
    </style:style>
    <style:style style:name="P2" style:family="paragraph" style:parent-style-name="Standard">
      <style:text-properties officeooo:paragraph-rsid="0014bec4"/>
    </style:style>
    <style:style style:name="P3" style:family="paragraph" style:parent-style-name="Standard">
      <style:text-properties fo:font-variant="normal" fo:text-transform="none" fo:color="#0000cd" style:font-name="Consolas" fo:font-size="11.25pt" fo:letter-spacing="normal" fo:font-style="normal" fo:font-weight="normal" officeooo:paragraph-rsid="0014bec4"/>
    </style:style>
    <style:style style:name="P4" style:family="paragraph" style:parent-style-name="Standard">
      <style:text-properties fo:font-variant="normal" fo:text-transform="none" fo:color="#0000cd" style:font-name="Consolas" fo:font-size="11.25pt" fo:letter-spacing="normal" fo:font-style="normal" fo:font-weight="normal" officeooo:rsid="0014bec4" officeooo:paragraph-rsid="0014bec4"/>
    </style:style>
    <style:style style:name="P5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 officeooo:rsid="0014bec4" officeooo:paragraph-rsid="0014bec4"/>
    </style:style>
    <style:style style:name="T1" style:family="text">
      <style:text-properties officeooo:rsid="0014bec4"/>
    </style:style>
    <style:style style:name="T2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cd" style:font-name="Consolas" fo:font-size="11.25pt" fo:letter-spacing="normal" fo:font-style="normal" fo:font-weight="normal" officeooo:rsid="0014bec4"/>
    </style:style>
    <style:style style:name="T5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Consolas" fo:font-size="11.25pt" fo:letter-spacing="normal" fo:font-style="normal" fo:font-weight="normal" officeooo:rsid="0014bec4"/>
    </style:style>
    <style:style style:name="T9" style:family="text">
      <style:text-properties fo:color="#000000"/>
    </style:style>
    <style:style style:name="T10" style:family="text">
      <style:text-properties fo:color="#000000" style:font-name="Verdana"/>
    </style:style>
    <style:style style:name="T11" style:family="text">
      <style:text-properties style:font-name="Verdana"/>
    </style:style>
    <style:style style:name="T12" style:family="text">
      <style:text-properties fo:color="#dc143c" style:font-name="Consolas" loext:padding="0cm" loext:border="none"/>
    </style:style>
    <style:style style:name="T13" style:family="text">
      <style:text-properties fo:color="#a52a2a"/>
    </style:style>
    <style:style style:name="T14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Multimedia files:</text:p>
      <text:p text:style-name="P1"/>
      <text:p text:style-name="P1">Video Files:</text:p>
      <text:p text:style-name="P1"/>
      <text:p text:style-name="P2"><text:span text:style-name="T1"><text:s text:c="2"/></text:span><text:span text:style-name="T3">&lt;</text:span><text:span text:style-name="T2">video</text:span><text:span text:style-name="T5"> width</text:span><text:span text:style-name="T3">=""</text:span><text:span text:style-name="T5"> height</text:span><text:span text:style-name="T3">=""</text:span><text:span text:style-name="T5"> controls</text:span><text:span text:style-name="T3">&gt; </text:span><text:span text:style-name="T4">(Attributes added where controls is marked, it can be controls, autoplay, muted, etc.)</text:span></text:p>
      <text:p text:style-name="P2"><text:line-break/><text:span text:style-name="T6">  <text:s text:c="4"/>  <text:s text:c="3"/></text:span><text:span text:style-name="T3">&lt;</text:span><text:span text:style-name="T2">source</text:span><text:span text:style-name="T5"> src</text:span><text:span text:style-name="T3">="</text:span><text:span text:style-name="T4">Add Link</text:span><text:span text:style-name="T3">"</text:span><text:span text:style-name="T5"> type</text:span><text:span text:style-name="T3">="video/</text:span><text:span text:style-name="T4">Media Format</text:span><text:span text:style-name="T3">"&gt;</text:span><text:line-break/><text:span text:style-name="T6">   <text:s text:c="9"/></text:span><text:span text:style-name="T3">&lt;</text:span><text:span text:style-name="T2">source</text:span><text:span text:style-name="T5"> src</text:span><text:span text:style-name="T3">="</text:span><text:span text:style-name="T4">Add Link</text:span><text:span text:style-name="T3">"</text:span><text:span text:style-name="T5"> type</text:span><text:span text:style-name="T3">="video/</text:span><text:span text:style-name="T4">Media Format</text:span><text:span text:style-name="T3">"&gt;</text:span><text:line-break/> <text:s text:c="11"/><text:span text:style-name="T7">Your browser does not support the video tag. </text:span><text:span text:style-name="T8">(Message incase video can´t be shown on browser used.</text:span><text:line-break/><text:span text:style-name="T3">&lt;</text:span><text:span text:style-name="T2">/video</text:span><text:span text:style-name="T3">&gt;</text:span></text:p>
      <text:p text:style-name="P3"/>
      <text:p text:style-name="P4"/>
      <text:p text:style-name="P4"/>
      <text:p text:style-name="P4"/>
      <text:p text:style-name="P4">Audio Files: </text:p>
      <text:p text:style-name="P4"/>
      <text:p text:style-name="P1"><text:span text:style-name="T3">&lt;</text:span><text:span text:style-name="T2">audio</text:span><text:span text:style-name="T5"> controls</text:span><text:span text:style-name="T3">&gt; (ttributes supported, same as video, controls, autoplay, muted, etc.)</text:span></text:p>
      <text:p text:style-name="P1"><text:span text:style-name="T3"><text:line-break/></text:span><text:span text:style-name="T7">  </text:span><text:span text:style-name="T3">&lt;</text:span><text:span text:style-name="T2">source</text:span><text:span text:style-name="T5"> src</text:span><text:span text:style-name="T3">=""</text:span><text:span text:style-name="T5"> type</text:span><text:span text:style-name="T3">="audio/Media Format"&gt;<text:line-break/></text:span><text:span text:style-name="T7">  </text:span><text:span text:style-name="T3">&lt;</text:span><text:span text:style-name="T2">source</text:span><text:span text:style-name="T5"> src</text:span><text:span text:style-name="T3">=""</text:span><text:span text:style-name="T5"> type</text:span><text:span text:style-name="T3">="audio/Media Format"&gt;<text:line-break/></text:span><text:span text:style-name="T7">Your browser does not support the audio element. (Message show to used if it can´t load on the browser used.</text:span><text:span text:style-name="T3"><text:line-break/>&lt;</text:span><text:span text:style-name="T2">/audio</text:span><text:span text:style-name="T3">&gt;</text:span></text:p>
      <text:p text:style-name="P4"/>
      <text:p text:style-name="P4"/>
      <text:p text:style-name="P4"/>
      <text:p text:style-name="P4"/>
      <text:p text:style-name="P4">Youtube Videos or any online video website:</text:p>
      <text:p text:style-name="P4"/>
      <text:p text:style-name="P1"><text:span text:style-name="T3">&lt;</text:span><text:span text:style-name="T2">iframe</text:span><text:span text:style-name="T5"> width</text:span><text:span text:style-name="T3">=""</text:span><text:span text:style-name="T5"> height</text:span><text:span text:style-name="T3">=""</text:span><text:span text:style-name="T5"><text:line-break/> <text:s text:c="3"/>src</text:span><text:span text:style-name="T3">="Add Link"&gt;<text:line-break/>&lt;</text:span><text:span text:style-name="T2">/iframe</text:span><text:span text:style-name="T3">&gt;</text:span></text:p>
      <text:p text:style-name="P4"/>
      <text:h text:style-name="P5" text:outline-level="2"><text:span text:style-name="T10"/></text:h>
      <text:h text:style-name="P5" text:outline-level="2"><text:span text:style-name="T11">YouTube Autoplay + Mute</text:span></text:h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>You can let your video start playing automatically when a user visits the page, by adding </text:span><text:span text:style-name="Source_20_Text"><text:span text:style-name="T12">autoplay=1</text:span></text:span><text:span text:style-name="T9"> </text:span><text:span text:style-name="T10">to the YouTube URL. However, automatically starting a video is annoying for your visitors!</text:span></text:p>
      <text:p text:style-name="P4"><text:span text:style-name="T10"/></text:p>
      <text:p text:style-name="P4"><text:span text:style-name="T10"/></text:p>
      <text:p text:style-name="P4"><text:span text:style-name="T10">Add </text:span><text:span text:style-name="Source_20_Text"><text:span text:style-name="T12">mute=1</text:span></text:span><text:span text:style-name="T9"> </text:span><text:span text:style-name="T10">after </text:span><text:span text:style-name="Source_20_Text"><text:span text:style-name="T12">autoplay=1</text:span></text:span><text:span text:style-name="T9"> </text:span><text:span text:style-name="T10">to let your video start playing automatically (but muted).</text:span></text:p>
      <text:p text:style-name="P4"><text:span text:style-name="T10"/></text:p>
      <text:p text:style-name="P4"><text:soft-page-break/>&lt;<text:span text:style-name="T13">iframe</text:span><text:span text:style-name="T14"> width</text:span>="420"<text:span text:style-name="T14"> height</text:span>="315"<text:span text:style-name="T14"><text:line-break/>src</text:span>="https://www.youtube.com/embed/tgbNymZ7vqY?autoplay=1&amp;mute=1"&gt;<text:span text:style-name="T10"><text:line-break/></text:span>&lt;<text:span text:style-name="T13">/iframe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3T04:23:24.589051711</meta:creation-date>
    <meta:generator>LibreOffice/6.1.5.2$Linux_X86_64 LibreOffice_project/10$Build-2</meta:generator>
    <dc:date>2022-12-23T05:10:34.307639824</dc:date>
    <meta:editing-duration>PT42M20S</meta:editing-duration>
    <meta:editing-cycles>3</meta:editing-cycles>
    <meta:document-statistic meta:table-count="0" meta:image-count="0" meta:object-count="0" meta:page-count="2" meta:paragraph-count="13" meta:word-count="158" meta:character-count="1214" meta:non-whitespace-character-count="1021"/>
  </office:meta>
</office:document-meta>
</file>